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ba3d" officeooo:paragraph-rsid="0004ba3d"/>
    </style:style>
    <style:style style:name="P2" style:family="paragraph" style:parent-style-name="Standard">
      <style:text-properties officeooo:paragraph-rsid="0004ba3d"/>
    </style:style>
    <style:style style:name="P3" style:family="paragraph" style:parent-style-name="Standard">
      <style:text-properties officeooo:rsid="0005829f" officeooo:paragraph-rsid="0005829f"/>
    </style:style>
    <style:style style:name="P4" style:family="paragraph" style:parent-style-name="Standard">
      <style:text-properties officeooo:paragraph-rsid="0005829f"/>
    </style:style>
    <style:style style:name="P5" style:family="paragraph" style:parent-style-name="Standard">
      <style:text-properties officeooo:rsid="0007ca23" officeooo:paragraph-rsid="0007ca2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52d4e" style:font-style-asian="normal" style:font-style-complex="normal"/>
    </style:style>
    <style:style style:name="T4" style:family="text">
      <style:text-properties fo:font-style="normal" officeooo:rsid="0004ba3d" style:font-style-asian="normal" style:font-style-complex="normal"/>
    </style:style>
    <style:style style:name="T5" style:family="text">
      <style:text-properties fo:font-style="normal" officeooo:rsid="0005829f" style:font-style-asian="normal" style:font-style-complex="normal"/>
    </style:style>
    <style:style style:name="T6" style:family="text">
      <style:text-properties fo:font-style="normal" officeooo:rsid="00068c12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5829f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68c12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đầu tiên chạy file:</text:p>
      <text:p text:style-name="P1"><text:tab/>source setup.sh</text:p>
      <text:p text:style-name="P1"/>
      <text:p text:style-name="P1">- có nhiều lệnh phải chỉnh tay dưới đây</text:p>
      <text:p text:style-name="P1"><text:tab/></text:p>
      <text:p text:style-name="P1"><text:tab/>sudo nano <text:span text:style-name="T1">etc</text:span><text:span text:style-name="T2">/defailt/grub</text:span></text:p>
      <text:p text:style-name="P1"><text:span text:style-name="T2"><text:tab/>sudo update-grub</text:span></text:p>
      <text:p text:style-name="P1"><text:span text:style-name="T2"/></text:p>
      <text:p text:style-name="P1"><text:span text:style-name="T2"><text:tab/>sudo vim ~/.vimrc</text:span></text:p>
      <text:p text:style-name="P1"><text:span text:style-name="T2"><text:tab/></text:span></text:p>
      <text:p text:style-name="P1"><text:span text:style-name="T2">+) cop nội dung bên dưới</text:span></text:p>
      <text:p text:style-name="P1"><text:span text:style-name="T2"><text:tab/>set number</text:span></text:p>
      <text:p text:style-name="P1"><text:span text:style-name="T2"><text:tab/>set autoindent</text:span></text:p>
      <text:p text:style-name="P1"><text:span text:style-name="T2"><text:tab/>set syntax=on</text:span></text:p>
      <text:p text:style-name="P1"><text:span text:style-name="T2"><text:tab/>set tabstop=4</text:span></text:p>
      <text:p text:style-name="P1"><text:span text:style-name="T2"><text:tab/>set expandtab</text:span></text:p>
      <text:p text:style-name="P1"><text:span text:style-name="T2"><text:tab/>set softtabstop=4</text:span></text:p>
      <text:p text:style-name="P1"><text:span text:style-name="T2"><text:tab/>set relativenumber</text:span></text:p>
      <text:p text:style-name="P1"><text:span text:style-name="T2"><text:tab/>set smartindent</text:span></text:p>
      <text:p text:style-name="P1"><text:span text:style-name="T2"><text:tab/>set shiftwidth=4</text:span></text:p>
      <text:p text:style-name="P1"><text:span text:style-name="T2"><text:tab/>inore jj &lt;Esc&gt;</text:span></text:p>
      <text:p text:style-name="P1"><text:span text:style-name="T2">+) chạy lệnh này để vim có thể chạy trong mục root</text:span></text:p>
      <text:p text:style-name="P1"><text:span text:style-name="T2"><text:tab/>sudo cp .vimrc ../../root</text:span></text:p>
      <text:p text:style-name="P2"><text:span text:style-name="T4">+) </text:span><text:span text:style-name="T3">nhấn alt + f2 xong gắn cái bên dưới vào</text:span></text:p>
      <text:p text:style-name="P1"><text:span text:style-name="T2"><text:tab/>plank –preferences</text:span></text:p>
      <text:p text:style-name="P5"><text:span text:style-name="T5">+</text:span><text:span text:style-name="T2">) vào các link bên dưới để cài tweak</text:span></text:p>
      <text:p text:style-name="P5"><text:span text:style-name="T2"><text:tab/>-)</text:span><text:a xlink:type="simple" xlink:href="https://extensions.gnome.org/" text:style-name="Internet_20_link" text:visited-style-name="Visited_20_Internet_20_Link"><text:span text:style-name="T2">https://extensions.gnome.org/</text:span></text:a><text:span text:style-name="T2"> (vào trang chủ để cài extension)</text:span></text:p>
      <text:p text:style-name="P5"><text:span text:style-name="T2"><text:tab/>-)</text:span><text:a xlink:type="simple" xlink:href="https://extensions.gnome.org/extension/19/user-themes/" text:style-name="Internet_20_link" text:visited-style-name="Visited_20_Internet_20_Link"><text:span text:style-name="T2">https://extensions.gnome.org/extension/19/user-themes/</text:span></text:a></text:p>
      <text:p text:style-name="P5"><text:span text:style-name="T2"><text:tab/>-)</text:span><text:a xlink:type="simple" xlink:href="https://extensions.gnome.org/extension/3210/compiz-windows-effect/" text:style-name="Internet_20_link" text:visited-style-name="Visited_20_Internet_20_Link"><text:span text:style-name="T2">https://extensions.gnome.org/extension/3210/compiz-windows-effect/</text:span></text:a></text:p>
      <text:p text:style-name="P5"><text:span text:style-name="T2"/></text:p>
      <text:p text:style-name="P1"><text:span text:style-name="T6">+) vào tweaks : vào mục startup Applications và cho plank làm khởi động chính</text:span></text:p>
      <text:p text:style-name="P1"><text:span text:style-name="T6"><text:tab/>-) tiếp theo vào ô appearance để chọn McMojave</text:span></text:p>
      <text:p text:style-name="P1"><text:span text:style-name="T6"><text:tab/>-)chọn icons chọn inverse</text:span></text:p>
      <text:p text:style-name="P1"><text:span text:style-name="T6"><text:tab/>-) xuống phần extensions: chọn hình bánh răng của cái Desktop icons <text:s/>và tắt hết tích bên trong nó</text:span></text:p>
      <text:p text:style-name="P1"><text:span text:style-name="T6"/></text:p>
      <text:p text:style-name="P3"><text:span text:style-name="T2">+) cài anaconda</text:span></text:p>
      <text:p text:style-name="P1"><text:span text:style-name="T5"><text:tab/></text:span><text:span text:style-name="T8">cd Downloads/</text:span></text:p>
      <text:p text:style-name="P1"><text:span text:style-name="T8"><text:tab/>sudo apt-get install curl</text:span></text:p>
      <text:p text:style-name="P1"><text:span text:style-name="T8"><text:tab/>cd /tmp</text:span></text:p>
      <text:p text:style-name="P1"><text:span text:style-name="T8"><text:tab/>curl –O https://repo.anaconda.com/archive/Anaconda3-2020.02-Linux-x86_64.sh</text:span></text:p>
      <text:p text:style-name="P1"><text:span text:style-name="T8"><text:tab/>sha256sum anaconda.sh</text:span></text:p>
      <text:p text:style-name="P1"><text:span text:style-name="T8"><text:tab/>bash anaconda.sh</text:span></text:p>
      <text:p text:style-name="P1"><text:span text:style-name="T8"><text:tab/>source ~/.bashrc</text:span></text:p>
      <text:p text:style-name="P1"><text:span text:style-name="T8"><text:tab/>conda list</text:span></text:p>
      <text:p text:style-name="P1"><text:span text:style-name="T8"><text:tab/>conda create quynhngo python=3</text:span></text:p>
      <text:p text:style-name="P1"><text:span text:style-name="T8"><text:tab/>conda activate quynhngo</text:span></text:p>
      <text:p text:style-name="P1"><text:span text:style-name="T8"><text:tab/>anaconda-navigator</text:span></text:p>
      <text:p text:style-name="P1"><text:span text:style-name="T8"/></text:p>
      <text:p text:style-name="P3"><text:span text:style-name="T7">+) cài đặt dấu * khi nhập pass sudo</text:span></text:p>
      <text:p text:style-name="P3"><text:span text:style-name="T7"><text:tab/>sudo visudo</text:span></text:p>
      <text:p text:style-name="P3"><text:span text:style-name="T7"><text:tab/>env_reset,pwfeedback</text:span></text:p>
      <text:p text:style-name="P4"><text:soft-page-break/><text:span text:style-name="T8">+)</text:span><text:span text:style-name="T9">cài themes terminal</text:span></text:p>
      <text:p text:style-name="P3"><text:span text:style-name="T9"><text:tab/>sudo apt-get install dconf-cli</text:span></text:p>
      <text:p text:style-name="P3"><text:span text:style-name="T9"><text:tab/>git clone https://github.com/dracula/gnome-terminal</text:span></text:p>
      <text:p text:style-name="P3"><text:span text:style-name="T9"><text:tab/>cd gnome-terminal</text:span></text:p>
      <text:p text:style-name="P3"><text:span text:style-name="T9"><text:tab/>./install.s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5:07:09.476822821</meta:creation-date>
    <dc:date>2021-03-05T16:39:34.800033331</dc:date>
    <meta:editing-duration>PT9M34S</meta:editing-duration>
    <meta:editing-cycles>1</meta:editing-cycles>
    <meta:document-statistic meta:table-count="0" meta:image-count="0" meta:object-count="0" meta:page-count="2" meta:paragraph-count="51" meta:word-count="199" meta:character-count="1411" meta:non-whitespace-character-count="1219"/>
    <meta:generator>LibreOffice/6.4.6.2$Linux_X86_64 LibreOffice_project/40$Build-2</meta:generator>
  </office:meta>
</office:document-meta>
</file>